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053c3c"/>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start" style:justify-single-word="false"/>
      <style:text-properties officeooo:paragraph-rsid="00053c3c"/>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text-properties fo:font-size="11pt" officeooo:paragraph-rsid="00053c3c" style:font-size-asian="11pt" style:font-size-complex="11pt"/>
    </style:style>
    <style:style style:name="P6" style:family="paragraph" style:parent-style-name="Text_20_body">
      <style:text-properties officeooo:paragraph-rsid="00053c3c"/>
    </style:style>
    <style:style style:name="P7" style:family="paragraph" style:parent-style-name="Text_20_body">
      <style:paragraph-properties fo:margin-left="0cm" fo:margin-right="0cm" fo:text-indent="0cm" style:auto-text-indent="false"/>
      <style:text-properties officeooo:paragraph-rsid="00053c3c"/>
    </style:style>
    <style:style style:name="P8" style:family="paragraph" style:parent-style-name="Text_20_body">
      <style:paragraph-properties fo:text-align="start" style:justify-single-word="false"/>
      <style:text-properties officeooo:rsid="000653d3" officeooo:paragraph-rsid="000653d3"/>
    </style:style>
    <style:style style:name="P9" style:family="paragraph" style:parent-style-name="Title">
      <style:text-properties fo:font-size="26pt" officeooo:paragraph-rsid="00053c3c" style:font-size-asian="26pt" style:font-size-complex="26pt"/>
    </style:style>
    <style:style style:name="P10" style:family="paragraph" style:parent-style-name="Heading_20_1">
      <style:paragraph-properties fo:text-align="justify" style:justify-single-word="false"/>
      <style:text-properties officeooo:rsid="0006382b" officeooo:paragraph-rsid="00053c3c"/>
    </style:style>
    <style:style style:name="P11" style:family="paragraph" style:parent-style-name="Heading_20_1">
      <style:paragraph-properties fo:text-align="justify" style:justify-single-word="false"/>
      <style:text-properties officeooo:paragraph-rsid="00053c3c"/>
    </style:style>
    <style:style style:name="P12" style:family="paragraph" style:parent-style-name="Text_20_body" style:list-style-name="L1">
      <style:text-properties fo:font-size="11pt" officeooo:paragraph-rsid="00053c3c" style:font-size-asian="11pt" style:font-size-complex="11pt"/>
    </style:style>
    <style:style style:name="P13" style:family="paragraph" style:parent-style-name="Text_20_body" style:list-style-name="L2">
      <style:text-properties fo:font-size="11pt" officeooo:paragraph-rsid="00053c3c" style:font-size-asian="11pt" style:font-size-complex="11pt"/>
    </style:style>
    <style:style style:name="P14" style:family="paragraph" style:parent-style-name="Text_20_body" style:list-style-name="L3">
      <style:text-properties fo:font-size="11pt" officeooo:paragraph-rsid="00053c3c" style:font-size-asian="11pt" style:font-size-complex="11pt"/>
    </style:style>
    <style:style style:name="P15" style:family="paragraph" style:parent-style-name="Text_20_body" style:list-style-name="L4">
      <style:text-properties fo:font-size="11pt" officeooo:paragraph-rsid="000653d3" style:font-size-asian="11pt" style:font-size-complex="11pt"/>
    </style:style>
    <style:style style:name="P16" style:family="paragraph" style:parent-style-name="Text_20_body" style:list-style-name="L4">
      <style:text-properties fo:font-size="11pt" officeooo:paragraph-rsid="00053c3c" style:font-size-asian="11pt" style:font-size-complex="11pt"/>
    </style:style>
    <style:style style:name="P17" style:family="paragraph" style:parent-style-name="Text_20_body" style:list-style-name="L5">
      <style:text-properties fo:font-size="11pt" officeooo:paragraph-rsid="00053c3c" style:font-size-asian="11pt" style:font-size-complex="11pt"/>
    </style:style>
    <style:style style:name="P18" style:family="paragraph" style:parent-style-name="Text_20_body" style:list-style-name="L6">
      <style:text-properties fo:font-size="11pt" officeooo:paragraph-rsid="00053c3c" style:font-size-asian="11pt" style:font-size-complex="11pt"/>
    </style:style>
    <style:style style:name="P19" style:family="paragraph" style:parent-style-name="Text_20_body" style:list-style-name="L7">
      <style:text-properties fo:font-size="11pt" officeooo:paragraph-rsid="00053c3c" style:font-size-asian="11pt" style:font-size-complex="11pt"/>
    </style:style>
    <style:style style:name="P20" style:family="paragraph" style:parent-style-name="Text_20_body" style:list-style-name="L8">
      <style:text-properties fo:font-size="11pt" officeooo:paragraph-rsid="00053c3c" style:font-size-asian="11pt" style:font-size-complex="11pt"/>
    </style:style>
    <style:style style:name="P21" style:family="paragraph" style:parent-style-name="Text_20_body" style:list-style-name="L4">
      <style:text-properties officeooo:paragraph-rsid="00053c3c"/>
    </style:style>
    <style:style style:name="P22" style:family="paragraph" style:parent-style-name="Text_20_body" style:list-style-name="L6">
      <style:text-properties officeooo:paragraph-rsid="00053c3c"/>
    </style:style>
    <style:style style:name="P23" style:family="paragraph" style:parent-style-name="Text_20_body" style:list-style-name="L7">
      <style:text-properties officeooo:paragraph-rsid="00053c3c"/>
    </style:style>
    <style:style style:name="P24" style:family="paragraph" style:parent-style-name="Text_20_body">
      <style:paragraph-properties fo:margin-left="0cm" fo:margin-right="0cm" fo:text-indent="0cm" style:auto-text-indent="false"/>
      <style:text-properties officeooo:paragraph-rsid="00053c3c"/>
    </style:style>
    <style:style style:name="P25" style:family="paragraph" style:parent-style-name="Text_20_body">
      <style:paragraph-properties fo:text-align="justify" style:justify-single-word="false"/>
      <style:text-properties officeooo:paragraph-rsid="00053c3c"/>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text-properties officeooo:rsid="001c7125" officeooo:paragraph-rsid="000b1aff"/>
    </style:style>
    <style:style style:name="P28" style:family="paragraph" style:parent-style-name="Text_20_body">
      <style:text-properties officeooo:paragraph-rsid="000b1aff"/>
    </style:style>
    <style:style style:name="P29" style:family="paragraph" style:parent-style-name="Text_20_body">
      <style:text-properties officeooo:paragraph-rsid="00094b76"/>
    </style:style>
    <style:style style:name="P30" style:family="paragraph" style:parent-style-name="Text_20_body">
      <style:paragraph-properties fo:text-align="start" style:justify-single-word="false"/>
      <style:text-properties officeooo:paragraph-rsid="000b1aff"/>
    </style:style>
    <style:style style:name="P31" style:family="paragraph" style:parent-style-name="Text_20_body">
      <style:paragraph-properties fo:text-align="justify" style:justify-single-word="false"/>
      <style:text-properties fo:font-weight="normal" officeooo:rsid="0007a5cd" officeooo:paragraph-rsid="00053c3c" style:font-weight-asian="normal" style:font-weight-complex="normal"/>
    </style:style>
    <style:style style:name="T1" style:family="text">
      <style:text-properties officeooo:rsid="001b4f93"/>
    </style:style>
    <style:style style:name="T2" style:family="text">
      <style:text-properties fo:font-size="11pt" style:font-size-asian="11pt" style:font-size-complex="11pt"/>
    </style:style>
    <style:style style:name="T3" style:family="text">
      <style:text-properties officeooo:rsid="000bd350"/>
    </style:style>
    <style:style style:name="T4" style:family="text">
      <style:text-properties officeooo:rsid="0006382b"/>
    </style:style>
    <style:style style:name="T5" style:family="text">
      <style:text-properties fo:font-weight="bold" style:font-weight-asian="bold" style:font-weight-complex="bold"/>
    </style:style>
    <style:style style:name="T6" style:family="text">
      <style:text-properties fo:font-weight="bold" officeooo:rsid="0006382b" style:font-weight-asian="bold" style:font-weight-complex="bold"/>
    </style:style>
    <style:style style:name="T7" style:family="text">
      <style:text-properties fo:font-weight="bold" officeooo:rsid="0007a5cd" style:font-weight-asian="bold" style:font-weight-complex="bold"/>
    </style:style>
    <style:style style:name="T8" style:family="text">
      <style:text-properties fo:font-weight="bold" officeooo:rsid="0009b92b" style:font-weight-asian="bold" style:font-weight-complex="bold"/>
    </style:style>
    <style:style style:name="T9" style:family="text">
      <style:text-properties fo:font-weight="bold" officeooo:rsid="000a41b5" style:font-weight-asian="bold" style:font-weight-complex="bold"/>
    </style:style>
    <style:style style:name="T10" style:family="text">
      <style:text-properties fo:font-weight="bold" officeooo:rsid="000b258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a5cd" style:font-weight-asian="normal" style:font-weight-complex="normal"/>
    </style:style>
    <style:style style:name="T13" style:family="text">
      <style:text-properties fo:font-weight="normal" officeooo:rsid="00097e38" style:font-weight-asian="normal" style:font-weight-complex="normal"/>
    </style:style>
    <style:style style:name="T14" style:family="text">
      <style:text-properties fo:font-weight="normal" officeooo:rsid="000a41b5" style:font-weight-asian="normal" style:font-weight-complex="normal"/>
    </style:style>
    <style:style style:name="T15" style:family="text">
      <style:text-properties fo:font-weight="normal" officeooo:rsid="000653d3" style:font-weight-asian="normal" style:font-weight-complex="normal"/>
    </style:style>
    <style:style style:name="T16" style:family="text">
      <style:text-properties fo:font-weight="normal" officeooo:rsid="0009b92b" style:font-weight-asian="normal" style:font-weight-complex="normal"/>
    </style:style>
    <style:style style:name="T17" style:family="text">
      <style:text-properties officeooo:rsid="00053c3c"/>
    </style:style>
    <style:style style:name="T18" style:family="text">
      <style:text-properties officeooo:rsid="000653d3"/>
    </style:style>
    <style:style style:name="T19" style:family="text">
      <style:text-properties officeooo:rsid="0007a5cd"/>
    </style:style>
    <style:style style:name="T20" style:family="text">
      <style:text-properties fo:font-style="normal" style:font-style-asian="normal" style:font-style-complex="normal"/>
    </style:style>
    <style:style style:name="T21" style:family="text">
      <style:text-properties fo:font-style="normal" fo:font-weight="normal" officeooo:rsid="0007a5cd" style:font-style-asian="normal" style:font-weight-asian="normal" style:font-style-complex="normal" style:font-weight-complex="normal"/>
    </style:style>
    <style:style style:name="T22" style:family="text">
      <style:text-properties fo:font-style="normal" fo:font-weight="normal" officeooo:rsid="0009b92b" style:font-style-asian="normal" style:font-weight-asian="normal" style:font-style-complex="normal" style:font-weight-complex="normal"/>
    </style:style>
    <style:style style:name="T23" style:family="text">
      <style:text-properties style:text-line-through-style="none" style:text-line-through-type="none"/>
    </style:style>
    <style:style style:name="T24" style:family="text">
      <style:text-properties fo:color="#ffffff" loext:opacity="100%" officeooo:rsid="000653d3"/>
    </style:style>
    <style:style style:name="T25" style:family="text">
      <style:text-properties officeooo:rsid="0009b92b"/>
    </style:style>
    <style:style style:name="T26" style:family="text">
      <style:text-properties officeooo:rsid="000b1a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linical Case <text:span text:style-name="T17">4</text:span></text:p>
      <text:h text:style-name="P10" text:outline-level="1">Patient Data:</text:h>
      <text:p text:style-name="P1"><text:span text:style-name="Strong_20_Emphasis"><text:span text:style-name="T2">Demographic:</text:span></text:span></text:p>
      <text:list text:style-name="L1">
        <text:list-item>
          <text:p text:style-name="P12">Age: <text:span text:style-name="T18">32</text:span></text:p>
        </text:list-item>
        <text:list-item>
          <text:p text:style-name="P12">Sex: <text:span text:style-name="T1">Fem</text:span><text:span text:style-name="T3">ale</text:span></text:p>
        </text:list-item>
        <text:list-item>
          <text:p text:style-name="P12">Weight (kg): <text:span text:style-name="T18">8</text:span><text:span text:style-name="T1">0</text:span></text:p>
        </text:list-item>
        <text:list-item>
          <text:p text:style-name="P12">Height (cm): 1<text:span text:style-name="T1">6</text:span><text:span text:style-name="T18">0</text:span></text:p>
        </text:list-item>
      </text:list>
      <text:p text:style-name="P6"><text:span text:style-name="Strong_20_Emphasis"><text:span text:style-name="T2">Patient history:</text:span></text:span></text:p>
      <text:list text:style-name="L2">
        <text:list-item>
          <text:p text:style-name="P13">Cancer (any type): <text:span text:style-name="T18">No</text:span></text:p>
        </text:list-item>
        <text:list-item>
          <text:p text:style-name="P13">Heart failure: No</text:p>
        </text:list-item>
        <text:list-item>
          <text:p text:style-name="P13">COPD: No</text:p>
        </text:list-item>
        <text:list-item>
          <text:p text:style-name="P13">Chronic Cardiopulmonary Disease: <text:span text:style-name="T1">No</text:span></text:p>
        </text:list-item>
      </text:list>
      <text:p text:style-name="P6"><text:span text:style-name="Strong_20_Emphasis"><text:span text:style-name="T2">Absolute Contraindications for:</text:span></text:span></text:p>
      <text:list text:style-name="L3">
        <text:list-item>
          <text:p text:style-name="P14">Haemorrhagic stroke (previous 6 months): <text:span text:style-name="T1">Missing</text:span></text:p>
        </text:list-item>
        <text:list-item>
          <text:p text:style-name="P14">Unknown-origin ischemic stroke (previous 6 months): <text:span text:style-name="T1">Missing</text:span></text:p>
        </text:list-item>
        <text:list-item>
          <text:p text:style-name="P14">Central nervous system neoplasm: No</text:p>
        </text:list-item>
        <text:list-item>
          <text:p text:style-name="P14">Major trauma (previous 3 weeks): <text:span text:style-name="T18">Yes</text:span></text:p>
        </text:list-item>
        <text:list-item>
          <text:p text:style-name="P14">Major surgery (previous 3 weeks): <text:span text:style-name="T18">No</text:span></text:p>
        </text:list-item>
        <text:list-item>
          <text:p text:style-name="P14">Bleeding diathesis: No</text:p>
        </text:list-item>
        <text:list-item>
          <text:p text:style-name="P14">Active bleeding: No</text:p>
        </text:list-item>
      </text:list>
      <text:p text:style-name="P6"><text:span text:style-name="Strong_20_Emphasis"><text:span text:style-name="T2">Relative Contraindications for:</text:span></text:span></text:p>
      <text:list text:style-name="L4">
        <text:list-item>
          <text:p text:style-name="P15">Transient ischemic attack (previous 6 months): <text:span text:style-name="T1">Missing</text:span></text:p>
        </text:list-item>
        <text:list-item>
          <text:p text:style-name="P15">Oral anticoagulation: <text:span text:style-name="T1">Missing</text:span></text:p>
        </text:list-item>
        <text:list-item>
          <text:p text:style-name="P15">Pregnancy: <text:span text:style-name="T1">Missing</text:span></text:p>
        </text:list-item>
        <text:list-item>
          <text:p text:style-name="P15">First postpartum week: <text:span text:style-name="T1">Missing</text:span></text:p>
        </text:list-item>
        <text:list-item>
          <text:p text:style-name="P15">Non compressible puncture sites: <text:span text:style-name="T1">Missing</text:span></text:p>
        </text:list-item>
        <text:list-item>
          <text:p text:style-name="P16">Traumatic resuscitation: No</text:p>
        </text:list-item>
        <text:list-item>
          <text:p text:style-name="P15">Refractory hypertension (SBP &gt; 180 mmHg): <text:span text:style-name="T1">Missing</text:span></text:p>
        </text:list-item>
        <text:list-item>
          <text:p text:style-name="P16">Advanced liver disease: No</text:p>
        </text:list-item>
        <text:list-item>
          <text:p text:style-name="P16">Infective endocarditis: No</text:p>
        </text:list-item>
        <text:list-item>
          <text:p text:style-name="P21">Active peptic ulcer: No</text:p>
          <text:p text:style-name="P21"/>
        </text:list-item>
      </text:list>
      <text:p text:style-name="P6"><text:soft-page-break/><text:span text:style-name="Strong_20_Emphasis"><text:span text:style-name="T2">Physical Examination:</text:span></text:span></text:p>
      <text:list text:style-name="L5">
        <text:list-item>
          <text:p text:style-name="P17">Systolic blood pressure (SBP): <text:span text:style-name="T18">73</text:span> mmHg</text:p>
        </text:list-item>
        <text:list-item>
          <text:p text:style-name="P17">Diastolic blood pressure (DBP): <text:span text:style-name="T18">3</text:span><text:span text:style-name="T1">5 </text:span>mmHg</text:p>
        </text:list-item>
        <text:list-item>
          <text:p text:style-name="P17">Hypoperfusion: <text:span text:style-name="T18">Yes</text:span></text:p>
        </text:list-item>
        <text:list-item>
          <text:p text:style-name="P17">Cardiac frequency: <text:span text:style-name="T1">1</text:span><text:span text:style-name="T18">43</text:span> bpm</text:p>
        </text:list-item>
        <text:list-item>
          <text:p text:style-name="P17">Respiratory frequency: <text:span text:style-name="T18">35</text:span> breaths/min</text:p>
        </text:list-item>
        <text:list-item>
          <text:p text:style-name="P17">Temperature (ºC): 3<text:span text:style-name="T18">5</text:span><text:span text:style-name="T1">.</text:span><text:span text:style-name="T18">9</text:span></text:p>
        </text:list-item>
        <text:list-item>
          <text:p text:style-name="P17">Altered mental status: No</text:p>
        </text:list-item>
        <text:list-item>
          <text:p text:style-name="P17">Glasgow scale: 15</text:p>
        </text:list-item>
        <text:list-item>
          <text:p text:style-name="P17">Oxygen saturation (%): <text:span text:style-name="T18">87</text:span></text:p>
        </text:list-item>
      </text:list>
      <text:p text:style-name="P6"><text:span text:style-name="Strong_20_Emphasis"><text:span text:style-name="T2">Echocardiography:</text:span></text:span></text:p>
      <text:list text:style-name="L6">
        <text:list-item>
          <text:p text:style-name="P22"><text:span text:style-name="T2">RV dysfunction: </text:span>Not Available </text:p>
        </text:list-item>
        <text:list-item>
          <text:p text:style-name="P18">RV/LV diameter ratio: Not Available</text:p>
        </text:list-item>
        <text:list-item>
          <text:p text:style-name="P22"><text:span text:style-name="T2">Tapse: </text:span>Not Available </text:p>
        </text:list-item>
        <text:list-item>
          <text:p text:style-name="P22"><text:span text:style-name="T2">McConell sign: </text:span>Not Available </text:p>
        </text:list-item>
        <text:list-item>
          <text:p text:style-name="P18">Right heart thrombi: Not Available</text:p>
        </text:list-item>
        <text:list-item>
          <text:p text:style-name="P22"><text:span text:style-name="T2">IVC diameter (cm): </text:span>Not Available </text:p>
        </text:list-item>
        <text:list-item>
          <text:p text:style-name="P22"><text:span text:style-name="T2">IVC inspiratory collapsibility: </text:span>Not Available </text:p>
        </text:list-item>
        <text:list-item>
          <text:p text:style-name="P22"><text:span text:style-name="T2">Peak systolic velocity tricuspid annulus: </text:span>Not Available </text:p>
        </text:list-item>
      </text:list>
      <text:p text:style-name="P6"><text:span text:style-name="Strong_20_Emphasis"><text:span text:style-name="T2">CTPA:</text:span></text:span></text:p>
      <text:list text:style-name="L7">
        <text:list-item>
          <text:p text:style-name="P19">Pulmonary embolism: <text:span text:style-name="T18">No</text:span></text:p>
        </text:list-item>
        <text:list-item>
          <text:p text:style-name="P23"><text:span text:style-name="T2">RV/LV diameter ratio: </text:span>Not Available </text:p>
        </text:list-item>
        <text:list-item>
          <text:p text:style-name="P19">Contrast reflux into IV: Not Available</text:p>
        </text:list-item>
      </text:list>
      <text:p text:style-name="P6"><text:span text:style-name="Strong_20_Emphasis"><text:span text:style-name="T2">Laboratory Test:</text:span></text:span></text:p>
      <text:list text:style-name="L8">
        <text:list-item>
          <text:p text:style-name="P20">Troponin elevated: <text:span text:style-name="T18">No</text:span></text:p>
        </text:list-item>
        <text:list-item>
          <text:p text:style-name="P20">NtproBNP elevated: <text:span text:style-name="T18">Yes</text:span></text:p>
        </text:list-item>
        <text:list-item>
          <text:p text:style-name="P20">Creatinine (mg/dL): <text:span text:style-name="T1">0.</text:span><text:span text:style-name="T18">7</text:span></text:p>
        </text:list-item>
        <text:list-item>
          <text:p text:style-name="P20">CrCl (mL/min): <text:span text:style-name="T1">1</text:span><text:span text:style-name="T18">16</text:span></text:p>
        </text:list-item>
      </text:list>
      <text:p text:style-name="P5"/>
      <text:p text:style-name="P5"/>
      <text:p text:style-name="P5"/>
      <text:p text:style-name="P5"/>
      <text:p text:style-name="P5"/>
      <text:p text:style-name="P5"><text:soft-page-break/></text:p>
      <text:h text:style-name="P11" text:outline-level="1"><text:span text:style-name="T4">Interaction with the Virtual Asistent</text:span>: Patient Analysis </text:h>
      <text:p text:style-name="P1"/>
      <text:p text:style-name="P1"><text:span text:style-name="T6">Chatbot:</text:span><text:span text:style-name="T4"> </text:span>Hello! I am a virtual assistant specialized in <text:span text:style-name="Strong_20_Emphasis"><text:span text:style-name="T11">Pulmonary Embolism clinical management</text:span></text:span>. My purpose is to assist you by providing evidence-based recommendations, retrieving relevant guideline information, and supporting risk assessment for PE patients.</text:p>
      <text:p text:style-name="P7">To begin, please select a patient by entering a number between 1 and <text:span text:style-name="T4">20</text:span> from the available patient database.</text:p>
      <text:p text:style-name="P7"/>
      <text:p text:style-name="P1"><text:span text:style-name="T6">User:</text:span><text:span text:style-name="T4"> Patient </text:span><text:span text:style-name="T18">4</text:span></text:p>
      <text:p text:style-name="P1"/>
      <text:p text:style-name="P1"><text:span text:style-name="T5">Chatbot:</text:span><text:span text:style-name="T11"> Patient Patient </text:span><text:span text:style-name="T15">4</text:span><text:span text:style-name="T11"> loaded successfully. </text:span><text:span text:style-name="T12">Please type your query.</text:span></text:p>
      <text:p text:style-name="P1"><text:span text:style-name="T12"/></text:p>
      <text:p text:style-name="P1"><text:span text:style-name="T7">User:</text:span><text:span text:style-name="T12"> Please evaluate the patient’s status and provide a clinical recommendation for further management. </text:span></text:p>
      <text:p text:style-name="P1"><text:span text:style-name="T7">------------------------------------------ </text:span><text:span text:style-name="T8">METRICS CALCULATION ---------------------------------------<text:line-break/></text:span><text:span text:style-name="T7"><text:line-break/>Chatbot: </text:span><text:span text:style-name="T13">First I need to calculate the PESI, sPESI and Risk of Early Mortality of the patient:</text:span></text:p>
      <text:p text:style-name="P1"><text:span text:style-name="T13"/></text:p>
      <text:p text:style-name="P1"><text:span text:style-name="T7">Chatbot: </text:span><text:span text:style-name="T12">Step-by-step calculation of the PESI score for the given patient:</text:span><text:span text:style-name="T13"><text:line-break/><text:line-break/>1. Age: The patient is 32 years old. According to the PESI score, age in years is added directly. </text:span>Points = 32</text:p>
      <text:p text:style-name="P2">2. Male sex: The patient is female, so 0 points.</text:p>
      <text:p text:style-name="P2">3. Cancer (any type): The patient has no cancer, so 0 points.</text:p>
      <text:p text:style-name="P2">4. Chronic heart failure: The patient has no heart failure, so 0 points.</text:p>
      <text:p text:style-name="P2">5. Chronic pulmonary disease: The patient has no COPD or chronic cardiopulmonary disease, so 0 points.</text:p>
      <text:p text:style-name="P2">6. Pulse rate ≥ 110 bpm: The patient’s heart rate is 143 bpm, which is ≥ 110 bpm. </text:p>
      <text:p text:style-name="P2">Points = 20</text:p>
      <text:p text:style-name="P2">7. Systolic blood pressure &lt; 100 mmHg: The patient’s SBP is 73 mmHg, which is &lt; 100 mmHg. Points = 30</text:p>
      <text:p text:style-name="P2">8. Respiratory rate &gt; 30 breaths per minute: The patient’s respiratory rate is 35, which is &gt; 30. Points = 20</text:p>
      <text:p text:style-name="P2">9. Temperature &lt; 36ºC: The patient’s temperature is 35.9ºC, which is &lt; 36ºC. Points = 20</text:p>
      <text:p text:style-name="P2"><text:soft-page-break/>10. Altered mental status: The patient has no altered mental status, so 0 points.</text:p>
      <text:p text:style-name="P2">11. Arterial oxyhaemoglobin saturation &lt; 90%: The patient’s oxygen saturation is 87%, which is &lt; 90%. <text:s/>Points = 20</text:p>
      <text:p text:style-name="P2"/>
      <text:p text:style-name="Text_20_body">Now, sum all the points:</text:p>
      <text:p text:style-name="Text_20_body">Total PESI score = 32 + 20 + 30 + 20 + 20 + 20 = 142</text:p>
      <text:p text:style-name="Text_20_body"><text:span text:style-name="T18">Patient </text:span>PESI value: 142 (<text:span text:style-name="T18">Class </text:span>V)</text:p>
      <text:p text:style-name="Text_20_body"/>
      <text:p text:style-name="P3"><text:span text:style-name="T7">Chatbot: </text:span><text:span text:style-name="T12">Step-by-step calculation of the sPESI score:<text:line-break/>1. Age &gt; 80 years: The patient is 32 years old, so 0 points.</text:span></text:p>
      <text:p text:style-name="Text_20_body">2. Cancer (any type): The patient has no cancer, so 0 points.</text:p>
      <text:p text:style-name="Text_20_body">3. Chronic heart failure: The patient has no heart failure, so 0 points.</text:p>
      <text:p text:style-name="P2">4. Chronic pulmonary disease: The patient has no COPD or chronic cardiopulmonary disease, so 0 points.</text:p>
      <text:p text:style-name="P2">5. Pulse rate ≥ 110 bpm: The patient’s heart rate is 143 bpm, which is ≥ 110, so 1 point.</text:p>
      <text:p text:style-name="P2">6. Systolic blood pressure &lt; 100 mmHg: The patient’s SBP is 73 mmHg, which is &lt; 100, so 1 point.</text:p>
      <text:p text:style-name="P2">7. Arterial oxyhaemoglobin saturation &lt; 90%: The patient’s oxygen saturation is 87%, which is &lt; 90%, so 1 point.</text:p>
      <text:p text:style-name="P2">Other parameters such as respiratory rate, temperature, and altered mental status are not included in the simplified score.</text:p>
      <text:p text:style-name="Text_20_body"/>
      <text:p text:style-name="Text_20_body">Summing the points: 0 + 0 + 0 + 0 + 1 + 1 + 1 = 3 points.</text:p>
      <text:p text:style-name="Text_20_body">sPESI value: 3 (High)</text:p>
      <text:p text:style-name="P3"><text:span text:style-name="Strong_20_Emphasis"><text:span text:style-name="T12"/></text:span></text:p>
      <text:p text:style-name="P3"><text:span text:style-name="T7">Chatbot: </text:span><text:span text:style-name="T12">Step-by-step reasoning to classify the risk of early mortality for this patient with pulmonary embolism (PE): </text:span></text:p>
      <text:p text:style-name="P3">1. Haemodynamic instability assessment:</text:p>
      <text:p text:style-name="P2">- According to the guideline, haemodynamic instability is defined as cardiac arrest, obstructive shock (SBP &lt;90 <text:span text:style-name="T23">mmHg</text:span> or vasopressors required to maintain BP &gt;90 mmHg despite adequate filling, with end-organ hypoperfusion), or persistent hypotension (SBP &lt;90 mmHg or a drop &gt;40 mmHg for &gt;15 min, not due to arrhythmia, hypovolemia, or sepsis).</text:p>
      <text:p text:style-name="Text_20_body">- Patient’s SBP is 73 mmHg, which is &lt;90 mmHg.</text:p>
      <text:p text:style-name="Text_20_body">- Hypoperfusion is present ("yes").</text:p>
      <text:p text:style-name="Text_20_body">- No mention of arrhythmia, hypovolemia, or sepsis causing hypotension.</text:p>
      <text:p text:style-name="Text_20_body"><text:soft-page-break/>- Therefore, the patient meets criteria for haemodynamic instability.<text:line-break/></text:p>
      <text:p text:style-name="Text_20_body">2. Clinical parameters of PE severity and/or comorbidity:</text:p>
      <text:p text:style-name="Text_20_body">- PESI class is V (value 142), which is high risk.</text:p>
      <text:p text:style-name="Text_20_body">- sPESI is 3, which is ≥1, also indicating higher risk.</text:p>
      <text:p text:style-name="Text_20_body">- So clinical parameters are positive (+).<text:line-break/></text:p>
      <text:p text:style-name="Text_20_body">3. RV dysfunction on TTE or CTPA:</text:p>
      <text:p text:style-name="Text_20_body">- Echocardiography data are all "Not Available."</text:p>
      <text:p text:style-name="Text_20_body">- CTPA shows no pulmonary embolism and no RV/LV diameter ratio available.</text:p>
      <text:p text:style-name="Text_20_body">- Since RV dysfunction cannot be confirmed or ruled out, we cannot assume it is positive.</text:p>
      <text:p text:style-name="Text_20_body">- For safety, we must consider this as unknown, but not positive.<text:line-break/></text:p>
      <text:p text:style-name="Text_20_body">4. Elevated cardiac troponin levels:</text:p>
      <text:p text:style-name="Text_20_body">- Troponin elevated: "no."</text:p>
      <text:p text:style-name="Text_20_body">- NT-proBNP elevated: "yes," but the guideline states that NT-proBNP elevation provides additional prognostic information but is not used alone to guide treatment decisions.</text:p>
      <text:p text:style-name="Text_20_body">- Troponin is the key cardiac biomarker here and is negative.</text:p>
      <text:p text:style-name="Text_20_body">- So cardiac troponin is negative.<text:line-break/></text:p>
      <text:p text:style-name="Text_20_body">5. Interpretation according to the table:</text:p>
      <text:p text:style-name="Text_20_body">- High risk requires haemodynamic instability (+), clinical parameters (+), RV dysfunction (+), and elevated troponin (+).</text:p>
      <text:p text:style-name="Text_20_body">- Patient has haemodynamic instability (+) and clinical parameters (+).</text:p>
      <text:p text:style-name="Text_20_body">- RV dysfunction is unknown (cannot be confirmed +).</text:p>
      <text:p text:style-name="Text_20_body">- Troponin is negative.</text:p>
      <text:p text:style-name="P2">- However, the footnote (d) states: "Haemodynamic instability, combined with PE confirmation on CTPA and/or evidence of RV dysfunction on TTE, is sufficient to classify a patient into the high-risk PE category. In these cases, neither calculation of the PESI nor measurement of troponins or other cardiac biomarkers is necessary."</text:p>
      <text:p text:style-name="Text_20_body">- But in this case, CTPA shows no pulmonary embolism.</text:p>
      <text:p text:style-name="Text_20_body">- This is a critical point: the patient does not have confirmed PE on CTPA.</text:p>
      <text:p text:style-name="P2">- Without confirmed PE, the classification of PE severity and risk of early mortality cannot be applied as usual.</text:p>
      <text:p text:style-name="P2"><text:soft-page-break/>- The patient has haemodynamic instability and clinical parameters indicating high risk, but no confirmed PE on imaging.</text:p>
      <text:p text:style-name="Text_20_body">- This suggests that the diagnosis of PE is not confirmed, or the imaging is negative.</text:p>
      <text:p text:style-name="Text_20_body">- The guidelines apply to confirmed PE cases.</text:p>
      <text:p text:style-name="Text_20_body">- Therefore, the risk classification for PE early mortality cannot be reliably applied here.<text:line-break/></text:p>
      <text:p text:style-name="Text_20_body">6. Conclusion:</text:p>
      <text:p text:style-name="Text_20_body">- Since PE is not confirmed on CTPA, the risk classification for PE early mortality is not applicable.</text:p>
      <text:p text:style-name="P2">- However, if we assume the clinical suspicion of PE is high and the patient is haemodynamically unstable with high PESI and sPESI scores, the patient would be considered at high risk if PE were confirmed.</text:p>
      <text:p text:style-name="Text_20_body">- Given the lack of PE confirmation, the risk of early mortality due to PE cannot be classified.</text:p>
      <text:p text:style-name="Text_20_body">- For safety, the patient should be managed as high risk clinically until PE is ruled out or confirmed.</text:p>
      <text:p text:style-name="Text_20_body"/>
      <text:p text:style-name="Text_20_body">Risk of Early Mortality level: Cannot be classified due to lack of confirmed PE on imaging</text:p>
      <text:p text:style-name="P3"><text:span text:style-name="T12"/></text:p>
      <text:p text:style-name="P1"><text:span text:style-name="T7">---------------------------------- </text:span><text:span text:style-name="T8">RECOMMENDATION GENERATION -</text:span><text:span text:style-name="T7">-</text:span><text:span text:style-name="T8">-------------------------------</text:span></text:p>
      <text:p text:style-name="P1"><text:span text:style-name="T7">------------------------------------------------- </text:span><text:span text:style-name="T9">R</text:span><text:span text:style-name="T10">easoning Steps</text:span><text:span text:style-name="T8"> -</text:span><text:span text:style-name="T7">-</text:span><text:span text:style-name="T8">-----------------------------------------------</text:span></text:p>
      <text:p text:style-name="P27"><text:span text:style-name="Strong_20_Emphasis"><text:span text:style-name="T19">Chatbot</text:span></text:span><text:span text:style-name="T12">: Please provide a value for the missing parameter: </text:span><text:span text:style-name="Emphasis"><text:span text:style-name="T12">'</text:span></text:span><text:span text:style-name="Emphasis"><text:span text:style-name="T21">Transient ischemic attack (previous 6 months)'</text:span></text:span><text:span text:style-name="T12">. If you cannot provide the value, indicate 'unknown'.</text:span></text:p>
      <text:p text:style-name="P27"><text:span text:style-name="T12"><text:line-break/></text:span><text:span text:style-name="Strong_20_Emphasis"><text:span text:style-name="T19">User</text:span></text:span><text:span text:style-name="T12">: No</text:span></text:p>
      <text:p text:style-name="P27"><text:span text:style-name="T12"/></text:p>
      <text:p text:style-name="P28"><text:span text:style-name="Strong_20_Emphasis">Chatbot</text:span>: Please provide a value for the missing parameter: <text:span text:style-name="Emphasis">'</text:span><text:span text:style-name="Emphasis"><text:span text:style-name="T20">Oral anticoagulation</text:span></text:span><text:span text:style-name="Emphasis">'</text:span>. If you cannot provide the value, indicate 'unknown'.<text:line-break/></text:p>
      <text:p text:style-name="P28"><text:span text:style-name="Strong_20_Emphasis">User</text:span>: No<text:line-break/></text:p>
      <text:p text:style-name="P28"><text:span text:style-name="Strong_20_Emphasis">Chatbot</text:span>: Please provide a value for the missing parameter: <text:span text:style-name="Emphasis">'</text:span><text:span text:style-name="Emphasis"><text:span text:style-name="T20">Pregnancy</text:span></text:span><text:span text:style-name="Emphasis">'</text:span>. If you cannot provide the value, indicate 'unknown'.<text:line-break/></text:p>
      <text:p text:style-name="P28"><text:span text:style-name="Strong_20_Emphasis">User</text:span>: No</text:p>
      <text:p text:style-name="P29"><text:span text:style-name="Strong_20_Emphasis"/></text:p>
      <text:p text:style-name="P28"><text:span text:style-name="Strong_20_Emphasis">Chatbot</text:span>: Please provide a value for the missing parameter: <text:span text:style-name="Emphasis">'</text:span><text:span text:style-name="Emphasis"><text:span text:style-name="T20">First postpartum week</text:span></text:span><text:span text:style-name="Emphasis">'</text:span>. If you cannot provide the value, indicate 'unknown'.<text:line-break/><text:soft-page-break/><text:span text:style-name="Strong_20_Emphasis">User</text:span>: No<text:line-break/></text:p>
      <text:p text:style-name="P28"><text:span text:style-name="Strong_20_Emphasis">Chatbot</text:span>: Please provide a value for the missing parameter: <text:span text:style-name="Emphasis">'Non compresible puncture sites'</text:span>. If you cannot provide the value, indicate 'unknown'.<text:line-break/></text:p>
      <text:p text:style-name="P28"><text:span text:style-name="Strong_20_Emphasis">User</text:span>: No</text:p>
      <text:p text:style-name="P28"/>
      <text:p text:style-name="P30"><text:span text:style-name="Strong_20_Emphasis"><text:span text:style-name="T25">Chatbot</text:span></text:span><text:span text:style-name="T8">: </text:span><text:span text:style-name="T16">Please provide a value for the missing parameter: </text:span><text:span text:style-name="Emphasis"><text:span text:style-name="T16">'</text:span></text:span><text:span text:style-name="Emphasis"><text:span text:style-name="T22">Refractory hypertension </text:span></text:span><text:span text:style-name="Emphasis"><text:span text:style-name="T16">(</text:span></text:span><text:span text:style-name="Emphasis"><text:span text:style-name="T22">SBP&gt;18mmH</text:span></text:span><text:span text:style-name="Emphasis"><text:span text:style-name="T16">g)'</text:span></text:span><text:span text:style-name="T16">. If you cannot provide the value, indicate 'unknown'.</text:span><text:span text:style-name="T8"><text:line-break/></text:span></text:p>
      <text:p text:style-name="P30"><text:span text:style-name="Strong_20_Emphasis"><text:span text:style-name="T25">User</text:span></text:span><text:span text:style-name="T8">: </text:span><text:span text:style-name="T16">No</text:span><text:span text:style-name="T8"><text:line-break/></text:span></text:p>
      <text:p text:style-name="P1"><text:span text:style-name="T7">Chatbot: </text:span><text:span text:style-name="T12">The patient is a 32-year-old female with suspected PE but CTPA shows no pulmonary embolism confirmed ("Pulmonary embolism": no). The patient is hemodynamically unstable with severe hypotension (SBP 73 mmHg), tachycardia (143 bpm), tachypnea (35/min), hypoperfusion, and hypoxemia (O2 sat 87%). This clinical picture is concerning for a high-risk PE or another cause of shock.</text:span></text:p>
      <text:p text:style-name="P2">The PESI and sPESI scores are very high (PESI class V, sPESI high risk), indicating a high risk of mortality if PE is confirmed.</text:p>
      <text:p text:style-name="P2">However, the CTPA is negative for PE, which argues against confirmed PE. The patient has elevated NT-proBNP but normal troponin. Echocardiographic parameters are not available.</text:p>
      <text:p text:style-name="P2">There are absolute contraindications for thrombolysis: major trauma in the previous 3 weeks (yes), and missing data on recent hemorrhagic or ischemic stroke. Relative contraindications are mostly negative.</text:p>
      <text:p text:style-name="P2">Given the hemodynamic instability and negative CTPA, the clinical suspicion of PE remains but is not confirmed. Other causes of shock should be considered.</text:p>
      <text:p text:style-name="Text_20_body">Key missing data that could help clarify the diagnosis and guide treatment:</text:p>
      <text:p text:style-name="P2">- Absolute contraindications for thrombolysis: hemorrhagic stroke (previous 6 months), unknown-origin ischemic stroke (previous 6 months) — these are missing and important to know before considering thrombolysis if PE is confirmed.</text:p>
      <text:p text:style-name="P2">- Echocardiographic signs of right ventricular dysfunction (RV dysfunction, RV/LV ratio, McConnell sign, etc.) are not available but would be very useful to assess right heart strain and support diagnosis of PE in the setting of negative CTPA or to evaluate severity.</text:p>
      <text:p text:style-name="P2">Since the patient is unstable and PE is suspected but not confirmed, guidelines recommend urgent diagnostic workup and treatment decisions based on risk and contraindications.</text:p>
      <text:p text:style-name="Text_20_body">Next step:</text:p>
      <text:p text:style-name="P2">- Request missing absolute contraindications for thrombolysis (hemorrhagic stroke, ischemic stroke) to assess safety of thrombolysis if needed.</text:p>
      <text:p text:style-name="P2"><text:soft-page-break/></text:p>
      <text:p text:style-name="P1"><text:span text:style-name="T7">Chatbot: </text:span><text:span text:style-name="T12">Please provide a value for the missing parameter: 'Haemorragic stroke (previous 6 months) '. If you cannot provide the value, indicate 'unknown': </text:span></text:p>
      <text:p text:style-name="P1"><text:span text:style-name="T12"/></text:p>
      <text:p text:style-name="P1"><text:span text:style-name="T9">User</text:span><text:span text:style-name="T7">: </text:span><text:span text:style-name="T14">No</text:span></text:p>
      <text:p text:style-name="P1"><text:span text:style-name="T14"/></text:p>
      <text:p text:style-name="P1"><text:span text:style-name="T7">Chatbot: </text:span><text:span text:style-name="T12">Please provide a value for the missing parameter: 'Unknown-origin ischemic stroke (previous 6 months) '. If you cannot provide the value, indicate 'unknown': </text:span></text:p>
      <text:p text:style-name="P1"><text:span text:style-name="T12"/></text:p>
      <text:p text:style-name="P1"><text:span text:style-name="T9">User</text:span><text:span text:style-name="T7">: </text:span><text:span text:style-name="T14">No</text:span></text:p>
      <text:p text:style-name="P1"><text:span text:style-name="T14"/></text:p>
      <text:p text:style-name="P1"><text:span text:style-name="T7">Chatbot: </text:span><text:span text:style-name="T12">The patient is a 32-year-old female with suspected PE but CTPA shows no pulmonary embolism confirmed. The patient is hemodynamically unstable with severe hypotension (SBP 73 mmHg), tachycardia (143 bpm), tachypnea (35/min), hypoperfusion, and hypoxemia (O2 sat 87%). The PESI and sPESI scores indicate a very high risk if PE were confirmed (PESI class V, sPESI high risk). NT-proBNP is elevated, suggesting right ventricular strain or cardiac stress, but troponin is not elevated.</text:span></text:p>
      <text:p text:style-name="Text_20_body">Absolute contraindication for thrombolysis is present: major trauma in the previous 3 weeks. This is critical because thrombolysis is usually the treatment of choice in unstable PE but is contraindicated here.</text:p>
      <text:p text:style-name="P2">Echocardiography and CTPA parameters related to right ventricular dysfunction are not available, which limits assessment of RV strain and clot burden.</text:p>
      <text:p text:style-name="P2">Since PE is not confirmed on CTPA, but the patient is unstable with clinical signs highly suggestive of PE, this is a suspected PE + unstable patient scenario. The clinical priority is to confirm diagnosis and initiate treatment urgently.</text:p>
      <text:p text:style-name="Text_20_body">Key points to address next:</text:p>
      <text:p text:style-name="P2">- Confirm diagnosis: Since CTPA is negative for PE, consider if the imaging was adequate or if alternative imaging or tests are needed.</text:p>
      <text:p text:style-name="Text_20_body">- Assess alternative diagnoses or consider if PE is missed.</text:p>
      <text:p text:style-name="P2">- Given the absolute contraindication to thrombolysis, explore alternative treatments for unstable PE.</text:p>
      <text:p text:style-name="P2">- Need to retrieve guideline recommendations on management of suspected PE in unstable patients with negative CTPA and contraindications to thrombolysis.</text:p>
      <text:p text:style-name="Text_20_body">- Also, need to know what to do if echocardiography is not available or not performed.</text:p>
      <text:p text:style-name="Text_20_body"/>
      <text:p text:style-name="Text_20_body"/>
      <text:p text:style-name="Text_20_body"><text:soft-page-break/>I will retrieve guideline paragraphs on:</text:p>
      <text:p text:style-name="P2">- Diagnostic approach in suspected PE with negative CTPA but high clinical suspicion and unstable patient.</text:p>
      <text:p text:style-name="P2">- Treatment recommendations for unstable PE patients with absolute contraindications to thrombolysis.</text:p>
      <text:p text:style-name="Text_20_body">- Alternative treatments to thrombolysis in unstable PE.</text:p>
      <text:p text:style-name="P1"><text:span text:style-name="T12"/></text:p>
      <text:p text:style-name="P31">Retrieval Call: query = "diagnosis and management of suspected pulmonary embolism in unstable patients with negative CTPA", top_k = 3, top_k_rerank = 2 </text:p>
      <text:p text:style-name="P31"/>
      <text:p text:style-name="P1"><text:span text:style-name="T7">Chatbot: </text:span><text:span text:style-name="T12">The patient is a 32-year-old female with suspected PE but CTPA is negative for PE. However, she is hemodynamically unstable with systolic BP 73 mmHg, diastolic BP 35 mmHg, hypoperfusion signs, tachycardia (143 bpm), tachypnea (35/min), and low oxygen saturation (87%). She has a high PESI score (Class V) and high sPESI (3), indicating high clinical risk if PE is present.</text:span></text:p>
      <text:p text:style-name="P2">The patient has a major trauma in the previous 3 weeks, which is an absolute contraindication for thrombolysis.</text:p>
      <text:p text:style-name="P2">Echocardiographic parameters are not available, which is critical because in unstable patients with suspected PE and negative CTPA, echocardiography is essential to detect RV dysfunction and guide emergency reperfusion therapy.</text:p>
      <text:p text:style-name="Text_20_body">NT-proBNP is elevated, troponin is not elevated.</text:p>
      <text:p text:style-name="P2">Given the hemodynamic instability and negative CTPA, the guidelines recommend bedside transthoracic echocardiography (TTE) to assess for RV dysfunction. If RV dysfunction is present, emergency reperfusion therapy is indicated despite negative CTPA. If no RV dysfunction, other causes of shock should be sought.</text:p>
      <text:p text:style-name="P2">Because the patient has an absolute contraindication to thrombolysis (major trauma in last 3 weeks), if reperfusion is indicated, alternatives to systemic thrombolysis should be considered.</text:p>
      <text:p text:style-name="Text_20_body">Right now, the key missing information is echocardiographic evidence of RV dysfunction.</text:p>
      <text:p text:style-name="P2">Since echocardiography parameters are "Not Available," I cannot request them via the Missing Patient Data tool. I must recommend performing bedside TTE urgently to assess RV function.</text:p>
      <text:p text:style-name="P2">Also, bilateral venous compression ultrasonography (CUS) could be useful to detect DVT as indirect evidence of VTE.</text:p>
      <text:p text:style-name="Text_20_body">Therefore, next steps:</text:p>
      <text:p text:style-name="Text_20_body">- Recommend urgent bedside TTE to assess RV dysfunction.</text:p>
      <text:p text:style-name="Text_20_body">- Recommend bilateral venous CUS to detect DVT.</text:p>
      <text:p text:style-name="P2"><text:soft-page-break/>- If RV dysfunction is confirmed and thrombolysis is contraindicated, retrieve guideline recommendations on alternative reperfusion therapies (e.g., surgical embolectomy or catheter-directed therapies).</text:p>
      <text:p text:style-name="P2"/>
      <text:p text:style-name="P2">I will now retrieve guideline information on management of unstable patients with suspected PE and contraindications to thrombolysis, focusing on alternative reperfusion options.</text:p>
      <text:p text:style-name="P1"><text:span text:style-name="T12"/></text:p>
      <text:p text:style-name="P8">Retrieval Call: query = (management of high-risk PE with contraindications to thrombolysis), top_k = 3, top_k_rerank = 2 <text:line-break/></text:p>
      <text:p text:style-name="P1"><text:span text:style-name="T7">Chatbot: </text:span><text:span text:style-name="T12">The patient is a 32-year-old female with suspected PE but CTPA is negative for pulmonary embolism. However, she is hemodynamically unstable with a systolic blood pressure of 73 mmHg, diastolic 35 mmHg, hypoperfusion signs, tachycardia (143 bpm), tachypnea (35/min), and low oxygen saturation (87%). This clinical picture fits the definition of high-risk PE (haemodynamic instability with hypotension and hypoperfusion). The PESI and sPESI scores are very high (PESI class V, sPESI high), indicating a high risk of mortality if PE is confirmed.</text:span></text:p>
      <text:p text:style-name="P2">Despite the negative CTPA, the patient’s instability and clinical presentation strongly suggest a high-risk PE or another cause of shock. According to the guidelines retrieved, in unstable patients with suspected high-risk PE and negative CTPA, bedside transthoracic echocardiography (TTE) is crucial to assess for right ventricular (RV) dysfunction. RV dysfunction on echocardiography in this context confirms high-risk PE and justifies emergency reperfusion therapy even if CTPA is negative or not feasible.</text:p>
      <text:p text:style-name="P2">Unfortunately, echocardiographic parameters (RV dysfunction, RV/LV ratio, TAPSE, McConnell sign, right heart thrombi) are all "Not Available" in this patient. This is a critical missing piece of information because it will guide whether to proceed with reperfusion therapy or to search for other causes of shock.</text:p>
      <text:p text:style-name="P2">The patient has an absolute contraindication to thrombolysis: major trauma in the previous 3 weeks. This contraindication is important because systemic thrombolysis is the first-line reperfusion treatment in high-risk PE, but it is contraindicated here.</text:p>
      <text:p text:style-name="P2">From the retrieved guidelines, in patients with high-risk PE and contraindications to thrombolysis, surgical pulmonary embolectomy or percutaneous catheter-directed treatment are recommended alternatives if expertise and resources are available.</text:p>
      <text:p text:style-name="Text_20_body">Given the above, the next steps should be:</text:p>
      <text:p text:style-name="Text_20_body">- Recommend performing bedside transthoracic echocardiography urgently to assess for RV dysfunction and right heart thrombi. This is essential to confirm or exclude high-risk PE in this unstable patient with negative CTPA.</text:p>
      <text:p text:style-name="Text_20_body">- If echocardiography confirms RV dysfunction, the patient should be considered to have high-risk PE despite negative CTPA, and reperfusion therapy should be initiated.</text:p>
      <text:p text:style-name="Text_20_body">- Because of the absolute contraindication to thrombolysis, reperfusion should be via surgical embolectomy or catheter-directed treatment.</text:p>
      <text:p text:style-name="Text_20_body"><text:soft-page-break/>- Supportive care with vasopressors (e.g., norepinephrine) and inotropes (e.g., dobutamine) should be considered.</text:p>
      <text:p text:style-name="Text_20_body">- If echocardiography does not show RV dysfunction, other causes of shock should be investigated.</text:p>
      <text:p text:style-name="Text_20_body"><text:span text:style-name="T12"/></text:p>
      <text:p text:style-name="P1"><text:span text:style-name="T7">-------------------------------------------- </text:span><text:span text:style-name="T9">F</text:span><text:span text:style-name="T10">inal Recommendations</text:span><text:span text:style-name="T9"> </text:span><text:span text:style-name="T8">-------------------------------------------</text:span></text:p>
      <text:p text:style-name="P3"><text:span text:style-name="T7">Chatbot: <text:line-break/><text:line-break/></text:span><text:span text:style-name="T14">Final Recommendations:</text:span></text:p>
      <text:p text:style-name="P1">- Patient State: </text:p>
      <text:p text:style-name="P2">A 32-year-old female patient, weighing 80 kg and 160 cm tall, presenting with haemodynamic instability characterized by persistent hypotension (SBP 73 mmHg, DBP 35 mmHg), tachycardia (HR 143 bpm), tachypnea (RR 35/min), hypoperfusion signs, and hypoxemia (O2 saturation 87%). She has no history of cancer, heart failure, or chronic cardiopulmonary disease. Laboratory tests show elevated NT-proBNP but normal troponin. CTPA is negative for pulmonary embolism. Echocardiographic parameters are not available. The patient has an absolute contraindication to systemic thrombolysis due to recent major trauma within the last 3 weeks. PESI and sPESI scores indicate very high clinical risk (PESI Class V, sPESI 3).<text:line-break/><text:line-break/></text:p>
      <text:p text:style-name="Text_20_body">- Diagnosis: </text:p>
      <text:p text:style-name="P2">Suspected high-risk pulmonary embolism (PE) with haemodynamic instability (persistent hypotension and hypoperfusion), despite a negative CTPA. The negative CTPA does not exclude PE in this unstable patient, especially given the lack of echocardiographic data and the clinical presentation consistent with obstructive shock. The absence of RV dysfunction data is a critical gap. Other causes of shock should be considered but PE remains a leading differential diagnosis given clinical<text:span text:style-name="T24">_</text:span>context.<text:line-break/></text:p>
      <text:p text:style-name="Text_20_body">- Recommendations:</text:p>
      <text:p text:style-name="Text_20_body">1. Urgent Bedside Diagnostic Evaluation:</text:p>
      <text:p text:style-name="Text_20_body">- Perform an immediate bedside transthoracic echocardiogram (TTE) to assess for right ventricular (RV) dysfunction, RV/LV diameter ratio, McConnell sign, and presence of right heart thrombi. </text:p>
      <text:p text:style-name="Text_20_body"><text:tab/>- Rationale: In unstable patients with suspected high-risk PE and negative CTPA, <text:tab/>echocardiographic evidence of RV dysfunction is crucial to confirm diagnosis and guide <text:tab/>therapy (Class I, Level C). </text:p>
      <text:p text:style-name="Text_20_body"><text:tab/>- If TTE is inconclusive or unavailable, consider transoesophageal echocardiography (TOE) <text:tab/>cautiously, balancing hypoxemia risk, to detect thrombi in pulmonary arteries or right heart.</text:p>
      <text:p text:style-name="Text_20_body">- Perform bilateral lower limb venous compression ultrasonography (CUS) to detect proximal deep vein thrombosis (DVT), which would support the diagnosis of venous thromboembolism (VTE) and PE.</text:p>
      <text:p text:style-name="Text_20_body"><text:soft-page-break/>2. Treatment:</text:p>
      <text:p text:style-name="Text_20_body">- Anticoagulation: </text:p>
      <text:p text:style-name="Text_20_body"><text:tab/>- Initiate immediate anticoagulation with unfractionated heparin (UFH) with a weight-<text:tab/>adjusted bolus followed by continuous infusion, targeting an activated partial thromboplastin <text:tab/>time (aPTT) 1.5–2.5 times control. </text:p>
      <text:p text:style-name="Text_20_body"><text:tab/>- Rationale: UFH is recommended without delay in high-risk PE patients (Class I, Level C). <text:tab/>UFH is preferred here due to the ability to rapidly reverse anticoagulation if bleeding occurs, <text:tab/>especially given recent major trauma.</text:p>
      <text:p text:style-name="Text_20_body">- Reperfusion Therapy: </text:p>
      <text:p text:style-name="Text_20_body"><text:tab/>- Systemic thrombolysis is contraindicated due to recent major trauma (absolute <text:tab/>contraindication). </text:p>
      <text:p text:style-name="Text_20_body"><text:tab/>- Therefore, <text:span text:style-name="T5">surgical pulmonary embolectomy</text:span> or <text:span text:style-name="T5">percutaneous catheter-directed <text:tab/>treatment</text:span> should be considered as alternative reperfusion strategies if expertise and <text:tab/>resources are available on-site (Class I and IIa, Level C). </text:p>
      <text:p text:style-name="Text_20_body"><text:tab/>- Early consultation with cardiothoracic surgery and interventional radiology teams is <text:tab/>essential to evaluate candidacy for these procedures.</text:p>
      <text:p text:style-name="Text_20_body">- Hemodynamic Support:</text:p>
      <text:p text:style-name="P2"><text:tab/>- Initiate vasopressor support with norepinephrine to maintain adequate mean arterial <text:tab/>pressure (MAP ≥ 65 mmHg). Consider dobutamine if there is evidence of RV failure with <text:tab/>low <text:tab/>cardiac output (Class IIa, Level C). </text:p>
      <text:p text:style-name="Text_20_body"><text:tab/>- Provide supplemental oxygen and consider advanced respiratory support as needed.</text:p>
      <text:p text:style-name="Text_20_body">- Extracorporeal Membrane Oxygenation (ECMO):</text:p>
      <text:p text:style-name="P2"><text:tab/>- If refractory circulatory collapse or cardiac arrest occurs, ECMO may be considered as a <text:tab/>bridge to surgical or catheter-directed reperfusion (Class IIb, Level C).</text:p>
      <text:p text:style-name="Text_20_body">3. Further Diagnostic Confirmation and Monitoring:</text:p>
      <text:p text:style-name="P2">- Once the patient is hemodynamically stabilized, repeat imaging with CTPA or pulmonary angiography should be pursued to confirm diagnosis and guide ongoing management. </text:p>
      <text:p text:style-name="Text_20_body">- Continuous clinical monitoring in an intensive care setting is mandatory.</text:p>
      <text:p text:style-name="Text_20_body">4. Precautions and Notes:</text:p>
      <text:p text:style-name="Text_20_body">- Avoid systemic thrombolysis due to absolute contraindication (recent major trauma). </text:p>
      <text:p text:style-name="P2">- UFH is preferred over low molecular weight heparin (LMWH) or direct oral anticoagulants (DOACs) initially due to reversibility and short half-life. </text:p>
      <text:p text:style-name="P2">- Close monitoring for bleeding complications is essential given anticoagulation in the context of recent trauma. </text:p>
      <text:p text:style-name="P4">- If echocardiography does not show RV dysfunction and no DVT is found, reassess for alternative causes of shock urgently.<text:line-break/></text:p>
      <text:p text:style-name="Text_20_body"><text:soft-page-break/>- Summary: </text:p>
      <text:p text:style-name="P2">This young female patient presents with clinical and hemodynamic features consistent with high-risk PE despite a negative CTPA. Immediate bedside echocardiography and venous ultrasound are critical to confirm RV dysfunction and DVT, respectively. Anticoagulation with UFH should be started promptly. Due to an absolute contraindication to systemic thrombolysis (recent major trauma), alternative reperfusion strategies such as surgical embolectomy or catheter-directed therapy must be urgently considered. Hemodynamic support with vasopressors is essential. Close monitoring in ICU and repeat imaging after stabilization are mandatory. Avoid under-treatment given the high mortality risk associated with untreated high-risk PE.</text:p>
      <text:p text:style-name="P1"/>
      <text:p text:style-name="P6"/>
      <text:p text:style-name="P1">###### Detected Hallucinations: ######</text:p>
      <text:p text:style-name="P3"><tex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5:46:10.067000000</meta:creation-date>
    <dc:date>2025-05-23T12:49:47.292000000</dc:date>
    <meta:editing-duration>PT2H11M21S</meta:editing-duration>
    <meta:editing-cycles>4</meta:editing-cycles>
    <meta:generator>LibreOffice/7.6.2.1$Windows_X86_64 LibreOffice_project/56f7684011345957bbf33a7ee678afaf4d2ba333</meta:generator>
    <meta:document-statistic meta:table-count="0" meta:image-count="0" meta:object-count="0" meta:page-count="13" meta:paragraph-count="238" meta:word-count="3531" meta:character-count="23580" meta:non-whitespace-character-count="20257"/>
  </office:meta>
</office:document-meta>
</file>